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Michal Korbela</text:p>
      <text:p text:style-name="Standard">septima</text:p>
      <text:p text:style-name="Standard">Gym. J.J. Bánovce nad Bebravou</text:p>
      <text:p text:style-name="Standard">úloha 6</text:p>
      <text:p text:style-name="Standard"/>
      <text:p text:style-name="Standard">Okrem toho ako spočítať všetky súčty po prvku, tak nám to v testovači nezbehne a to ja preto, lebo sa to dá aj rýchlejšie.</text:p>
      <text:p text:style-name="Standard">Vieme, že nasledujúce 2 intervaly sa líšia od seba len 1 prvkom.</text:p>
      <text:p text:style-name="Standard">Preto som si spravil takú štruktúru, ktorá si bude udržiavať prvky ktorým treba dať znamienko, bude mať najviac k prvkov.</text:p>
      <text:p text:style-name="Standard">Ostatné prvky budú uložené v druhej časti štruktúry.</text:p>
      <text:p text:style-name="Standard"/>
      <text:p text:style-name="Standard">Pridanie aj odobratie prvku zo štruktúry trvá O(log(n)) času.</text:p>
      <text:p text:style-name="Standard"/>
      <text:p text:style-name="Standard">Štruktúra pozostáva zo štyroch priority_queue, 2 slúžia na udržanie mínusových prvkov.</text:p>
      <text:p text:style-name="Standard">Ostatné 2 na udržanie ostatných prvkov.</text:p>
      <text:p text:style-name="Standard"/>
      <text:p text:style-name="Standard"/>
      <text:p text:style-name="Standard">Funguje to asi nasledovne</text:p>
      <text:p text:style-name="Standard">pridávanie prvku:</text:p>
      <text:p text:style-name="Standard"/>
      <text:p text:style-name="Standard">najskôr zistíme, či je prvok taký, že naň chceme dať mínus, aj je, tak ho vložíme do fronty high_top</text:p>
      <text:p text:style-name="Standard"/>
      <text:p text:style-name="Standard">potom ak je vo fronte high_top viac ako k prvkov, tak ten najmenší presunieme do fronty low_top.</text:p>
      <text:p text:style-name="Standard">Ak prvok nieje hodný mínusu, tak potom ide do low_top.</text:p>
      <text:p text:style-name="Standard"/>
      <text:p text:style-name="Standard"/>
      <text:p text:style-name="Standard">Odoberanie prvku:</text:p>
      <text:p text:style-name="Standard">najskôr zistíme, či patrí prvok do fronty high_top alebo low_top.</text:p>
      <text:p text:style-name="Standard">Keď zistíme do ktorej fronty patrí tak potom tento prvok pridáme buď do fronty low_del alebo high_del. (Samozrejme udržiavame si aj svoje vlastné veľkosti front)</text:p>
      <text:p text:style-name="Standard"/>
      <text:p text:style-name="Standard">Potom spustíme udržiavanie front a pokiaľ sa prvok nachádza na špici fronty, tak potom pokiaľ sú rovnaké top-y front top a del, tak potom vymažeme oba.</text:p>
      <text:p text:style-name="Standard"/>
      <text:p text:style-name="Standard"/>
      <text:p text:style-name="Standard">Vždy potom keď odoberieme alebo pridáme prvok, tak potom spustíme funkciu, ktorá skontroluje či nieje niektorá fronta preplnená, alebo zas prázdna a presunie daný prvok(vymaže ho a pridá).</text:p>
      <text:p text:style-name="Standard"/>
      <text:p text:style-name="Standard">Tu je kód:</text:p>
      <text:p text:style-name="Standard"/>
      <text:p text:style-name="Standard"/>
      <text:p text:style-name="Standard"/>
      <text:p text:style-name="Standard">priority_queue&lt;long long , vector&lt;long long&gt;, less&lt;long long&gt; &gt; high_top; <text:tab/>//minusové prvky</text:p>
      <text:p text:style-name="Standard">priority_queue&lt;long long , vector&lt;long long&gt;, less&lt;long long&gt; &gt; high_del; </text:p>
      <text:p text:style-name="Standard"/>
      <text:p text:style-name="Standard">priority_queue&lt;long long , vector&lt;long long&gt;, greater&lt;long long&gt; &gt; low_top; <text:tab/>//ostatné prvky</text:p>
      <text:p text:style-name="Standard">priority_queue&lt;long long , vector&lt;long long&gt;, greater&lt;long long&gt; &gt; low_del; </text:p>
      <text:p text:style-name="Standard"/>
      <text:p text:style-name="Standard">fronty sú samozrejme usporiadané tak, aby topy prvkov boli 2 nasledujúce prvky (v high sú mínusové, takže na top-e je najväčší prvok a low sú plusové, takže na top-e je najmenší prvok a tak isto sú zoradené aj del fronty)</text:p>
      <text:p text:style-name="Standard"><text:soft-page-break/></text:p>
      <text:p text:style-name="Standard"/>
      <text:p text:style-name="Standard"/>
      <text:p text:style-name="Standard">long long high_top_size=0; <text:tab/><text:tab/>//veľkosť high fronty</text:p>
      <text:p text:style-name="Standard"/>
      <text:p text:style-name="Standard"/>
      <text:p text:style-name="Standard">long long pole[100047]; <text:tab/><text:tab/>//tu sa ukladajú všetky čísla v rade</text:p>
      <text:p text:style-name="Standard">long long sum_high=0; <text:tab/><text:tab/>//súčet mínusových</text:p>
      <text:p text:style-name="Standard">long long sum_low=0; <text:tab/><text:tab/>// súčet plusových</text:p>
      <text:p text:style-name="Standard">long long naj=0; <text:tab/><text:tab/><text:tab/>//najväčší súčet</text:p>
      <text:p text:style-name="Standard">long long max_minus=0; <text:tab/><text:tab/>//to je inak povedané k – najviac mínusových</text:p>
      <text:p text:style-name="Standard"/>
      <text:p text:style-name="Standard"/>
      <text:p text:style-name="Standard"/>
      <text:p text:style-name="Standard"/>
      <text:p text:style-name="Standard">void add(int p){ <text:tab/><text:tab/><text:tab/>// pridáme prvok</text:p>
      <text:p text:style-name="Standard">if(p&lt;0){ <text:tab/><text:tab/><text:tab/><text:tab/>// ak je prvok mínusový, tak ho dáme do high fronty</text:p>
      <text:p text:style-name="Standard"/>
      <text:p text:style-name="Standard">high_top.push(p); </text:p>
      <text:p text:style-name="Standard">high_top_size++; <text:tab/><text:tab/><text:tab/>// veľkosť high fronty</text:p>
      <text:p text:style-name="Standard">sum_high+=p; <text:tab/><text:tab/><text:tab/>//jej súčet sa tiež zväčší</text:p>
      <text:p text:style-name="Standard">udrz(); <text:tab/><text:tab/><text:tab/><text:tab/>//udržiavame prvky – prehodíme z high do low alebo naopak</text:p>
      <text:p text:style-name="Standard">} </text:p>
      <text:p text:style-name="Standard">else{ <text:tab/><text:tab/><text:tab/><text:tab/><text:tab/>// inak ho hodíme do low</text:p>
      <text:p text:style-name="Standard"/>
      <text:p text:style-name="Standard">low_top.push(p); <text:tab/><text:tab/><text:tab/>// tiež upravíme info o fronte</text:p>
      <text:p text:style-name="Standard">sum_low+=p; </text:p>
      <text:p text:style-name="Standard">} </text:p>
      <text:p text:style-name="Standard">} </text:p>
      <text:p text:style-name="Standard"/>
      <text:p text:style-name="Standard"/>
      <text:p text:style-name="Standard">void del(int p){ <text:tab/><text:tab/><text:tab/>// mazanie prvku</text:p>
      <text:p text:style-name="Standard">int del=0; <text:tab/><text:tab/><text:tab/><text:tab/>// zistenie v ktorej fronte je</text:p>
      <text:p text:style-name="Standard">if(low_top.size()&gt;0){ <text:tab/><text:tab/><text:tab/>// aby nám nehodilo seg.fault keď bude fronta prázdna</text:p>
      <text:p text:style-name="Standard">if(low_top.top()&lt;=p){ <text:tab/><text:tab/>// aj sa nachádza v low fronte</text:p>
      <text:p text:style-name="Standard"/>
      <text:p text:style-name="Standard">low_del.push(p); <text:tab/><text:tab/><text:tab/>// zmažme ho</text:p>
      <text:p text:style-name="Standard">sum_low-=p; <text:tab/><text:tab/><text:tab/><text:tab/>//upravme súčet</text:p>
      <text:p text:style-name="Standard">del=1; <text:tab/><text:tab/><text:tab/><text:tab/><text:tab/>// úspešne sme ho zmazali z low fronty</text:p>
      <text:p text:style-name="Standard">} </text:p>
      <text:p text:style-name="Standard">} </text:p>
      <text:p text:style-name="Standard">if(del==0) { <text:tab/><text:tab/><text:tab/><text:tab/>// ak prvok ešte nebol zmazaný</text:p>
      <text:p text:style-name="Standard">high_del.push(p); <text:tab/><text:tab/><text:tab/>// zmažeme ho z high fronty a upravíme info</text:p>
      <text:p text:style-name="Standard">sum_high-=p; </text:p>
      <text:p text:style-name="Standard">high_top_size--; </text:p>
      <text:p text:style-name="Standard"/>
      <text:p text:style-name="Standard">} </text:p>
      <text:p text:style-name="Standard"/>
      <text:p text:style-name="Standard">keep_low(); <text:tab/><text:tab/><text:tab/><text:tab/>// zmaž nepotrebné prvky z low</text:p>
      <text:p text:style-name="Standard">keep_high(); <text:tab/><text:tab/><text:tab/><text:tab/>// u high</text:p>
      <text:p text:style-name="Standard">udrz(); <text:tab/><text:tab/><text:tab/><text:tab/>// prehod prvky z low a high ak je potrebné</text:p>
      <text:p text:style-name="Standard"/>
      <text:p text:style-name="Standard"><text:soft-page-break/></text:p>
      <text:p text:style-name="Standard">} </text:p>
      <text:p text:style-name="Standard"/>
      <text:p text:style-name="Standard">void keep_low(){ <text:tab/><text:tab/><text:tab/>// zmaže prvky na topoch ak nepatria do front – sú zmazané</text:p>
      <text:p text:style-name="Standard">if(low_top.size()&gt;0 &amp;&amp; low_del.size()&gt;0) <text:tab/>// ak nieje ani jedna fronta prázdna</text:p>
      <text:p text:style-name="Standard">while(low_top.top()==low_del.top()){ <text:tab/>// pokiaľ sú na top-och rovnaké prvky, tak ich zmaž</text:p>
      <text:p text:style-name="Standard">low_top.pop(); </text:p>
      <text:p text:style-name="Standard">low_del.pop(); </text:p>
      <text:p text:style-name="Standard">if(low_top.size()==0 || low_del.size()==0) break; <text:s/><text:tab/>// ak sú fronty prázdne, tak skonči</text:p>
      <text:p text:style-name="Standard">} </text:p>
      <text:p text:style-name="Standard"/>
      <text:p text:style-name="Standard">} </text:p>
      <text:p text:style-name="Standard"/>
      <text:p text:style-name="Standard"/>
      <text:p text:style-name="Standard">void keep_high(){ <text:tab/><text:tab/><text:tab/><text:tab/>// podobne udrž high</text:p>
      <text:p text:style-name="Standard">if(high_top.size()&gt;0 &amp;&amp; high_del.size()&gt;0) </text:p>
      <text:p text:style-name="Standard">while(high_top.top()==high_del.top()){ </text:p>
      <text:p text:style-name="Standard">high_top.pop(); </text:p>
      <text:p text:style-name="Standard">high_del.pop(); </text:p>
      <text:p text:style-name="Standard">if(high_top.size()==0 || high_del.size()==0) break; </text:p>
      <text:p text:style-name="Standard">} </text:p>
      <text:p text:style-name="Standard"/>
      <text:p text:style-name="Standard">} </text:p>
      <text:p text:style-name="Standard"/>
      <text:p text:style-name="Standard"/>
      <text:p text:style-name="Standard">void udrz(){ <text:tab/><text:tab/><text:tab/><text:tab/><text:tab/>// prehoď prvky ak tam nepatria</text:p>
      <text:p text:style-name="Standard"/>
      <text:p text:style-name="Standard">if(high_top_size&lt;max_minus){ <text:tab/><text:tab/>// ak je v high fronte málo prvkov</text:p>
      <text:p text:style-name="Standard">if(low_top.size()&gt;0){ <text:tab/><text:tab/><text:tab/><text:tab/>// ak je v low fronte nejaký prvok</text:p>
      <text:p text:style-name="Standard">if(low_top.top()&lt;0){ <text:tab/><text:tab/><text:tab/><text:tab/>// ak je kandidát správny</text:p>
      <text:p text:style-name="Standard">high_top.push(low_top.top()); <text:tab/><text:tab/>// hod prvok do high fronty a uprav info</text:p>
      <text:p text:style-name="Standard">high_top_size++; </text:p>
      <text:p text:style-name="Standard">sum_high+=low_top.top(); </text:p>
      <text:p text:style-name="Standard">sum_low-=low_top.top(); </text:p>
      <text:p text:style-name="Standard">low_top.pop(); <text:tab/><text:tab/><text:tab/><text:tab/>// zmaž ho z low</text:p>
      <text:p text:style-name="Standard">keep_low(); <text:tab/><text:tab/><text:tab/><text:tab/><text:tab/>//udrž low frontu</text:p>
      <text:p text:style-name="Standard">} <text:tab/></text:p>
      <text:p text:style-name="Standard">} </text:p>
      <text:p text:style-name="Standard">} </text:p>
      <text:p text:style-name="Standard"/>
      <text:p text:style-name="Standard">else if(high_top_size&gt;max_minus){ <text:tab/><text:tab/>// inak ak je v high fronte moc prvkov</text:p>
      <text:p text:style-name="Standard">low_top.push(high_top.top()); <text:tab/><text:tab/>// tak prehod 1 z high fronty do low</text:p>
      <text:p text:style-name="Standard">sum_low+=high_top.top(); </text:p>
      <text:p text:style-name="Standard">sum_high-=high_top.top(); <text:tab/><text:tab/><text:tab/>// uprav info</text:p>
      <text:p text:style-name="Standard">high_top.pop(); </text:p>
      <text:p text:style-name="Standard">high_top_size--; </text:p>
      <text:p text:style-name="Standard">keep_high(); <text:tab/><text:tab/><text:tab/><text:tab/><text:tab/>// udrž high</text:p>
      <text:p text:style-name="Standard">} </text:p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}</text:p>
      <text:p text:style-name="Standard"/>
      <text:p text:style-name="Standard"/>
      <text:p text:style-name="Standard">potom už len jednoduchým cyklom načítame prvky do pola a potom už len skontrolujeme všetky intervaly</text:p>
      <text:p text:style-name="Standard"/>
      <text:p text:style-name="Standard"/>
      <text:p text:style-name="Standard">for(int i=1; i&lt;=n; i++){ </text:p>
      <text:p text:style-name="Standard"/>
      <text:p text:style-name="Standard">add(pole[i]); </text:p>
      <text:p text:style-name="Standard"/>
      <text:p text:style-name="Standard">if(i==l) </text:p>
      <text:p text:style-name="Standard">if(sum_low-sum_high&gt;naj) <text:tab/>//musíme otestovať už prvý možný interval, ale prvok ešte neodoberáme</text:p>
      <text:p text:style-name="Standard">naj=sum_low-sum_high; <text:tab/><text:tab/>// ak je súčet najväčší</text:p>
      <text:p text:style-name="Standard"/>
      <text:p text:style-name="Standard"/>
      <text:p text:style-name="Standard">if(i&gt;l){ <text:tab/><text:tab/><text:tab/><text:tab/><text:tab/>// ak je už interval na odoberanie</text:p>
      <text:p text:style-name="Standard"/>
      <text:p text:style-name="Standard">del(pole[i-l]); <text:tab/><text:tab/><text:tab/><text:tab/>// odstránime prvok</text:p>
      <text:p text:style-name="Standard"/>
      <text:p text:style-name="Standard">if(sum_low-sum_high&gt;naj) <text:tab/><text:tab/>// otestujeme naj súčet</text:p>
      <text:p text:style-name="Standard">naj=sum_low-sum_high; </text:p>
      <text:p text:style-name="Standard"/>
      <text:p text:style-name="Standard"/>
      <text:p text:style-name="Standard">} </text:p>
      <text:p text:style-name="Standard"/>
      <text:p text:style-name="Standard"/>
      <text:p text:style-name="Standard">}</text:p>
      <text:p text:style-name="Standard"/>
      <text:p text:style-name="Standard"/>
      <text:p text:style-name="Standard">potom však potrebujeme otestovať aj ku záporným prvkom dávať mínusy</text:p>
      <text:p text:style-name="Standard">tak nám stačí prenásobiť všetky prvky mínusom</text:p>
      <text:p text:style-name="Standard"/>
      <text:p text:style-name="Standard"/>
      <text:p text:style-name="Standard">for(int i=1; i&lt;=n; i++) </text:p>
      <text:p text:style-name="Standard">pole[i]*=-1;</text:p>
      <text:p text:style-name="Standard"/>
      <text:p text:style-name="Standard">tak nejak</text:p>
      <text:p text:style-name="Standard"/>
      <text:p text:style-name="Standard">potom vyčistíme všetky fronty a údaje</text:p>
      <text:p text:style-name="Standard"/>
      <text:p text:style-name="Standard">while(high_top.size()&gt;0) </text:p>
      <text:p text:style-name="Standard">high_top.pop(); </text:p>
      <text:p text:style-name="Standard">while(low_top.size()&gt;0) </text:p>
      <text:p text:style-name="Standard">low_top.pop(); </text:p>
      <text:p text:style-name="Standard">while(high_del.size()&gt;0) </text:p>
      <text:p text:style-name="Standard">high_del.pop(); </text:p>
      <text:p text:style-name="Standard">while(low_del.size()&gt;0) </text:p>
      <text:p text:style-name="Standard">low_del.pop(); </text:p>
      <text:p text:style-name="Standard"/>
      <text:p text:style-name="Standard"><text:soft-page-break/>high_top_size=0; </text:p>
      <text:p text:style-name="Standard"/>
      <text:p text:style-name="Standard"/>
      <text:p text:style-name="Standard"/>
      <text:p text:style-name="Standard">sum_high=0; </text:p>
      <text:p text:style-name="Standard">sum_low=0;</text:p>
      <text:p text:style-name="Standard"/>
      <text:p text:style-name="Standard">a urobíme súčty znova</text:p>
      <text:p text:style-name="Standard"/>
      <text:p text:style-name="Standard"/>
      <text:p text:style-name="Standard">Čo sa týka pamäte a času</text:p>
      <text:p text:style-name="Standard"/>
      <text:p text:style-name="Standard">pamäť – každý prvok si pamätáme najviac 5 krát – 4 krát vo frontách a 1 krát v poli, takže O(n)</text:p>
      <text:p text:style-name="Standard"/>
      <text:p text:style-name="Standard">čas – operácia add a del nám trvá konštantný počet push a pop, takže O(log(n)) keďže každý prvok musíme najviac 2 razy pridať a najviac 2 razy odobrať. </text:p>
      <text:p text:style-name="Standard"/>
      <text:p text:style-name="Standard">Cyklus while nebude spôsobovať vo funkciách keep <text:s/>žiadnu zmenu času, pretože každý prvok môžeme z fronty odobrať aj z fronty del najviac raz.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k" fo:country="SK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k" fo:country="SK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abell </meta:initial-creator>
    <meta:creation-date>2012-10-21T20:50:31</meta:creation-date>
    <dc:date>2012-10-22T15:35:48</dc:date>
    <dc:creator>kabell </dc:creator>
    <meta:editing-duration>PT17M40S</meta:editing-duration>
    <meta:editing-cycles>4</meta:editing-cycles>
    <meta:generator>LibreOffice/3.5$Linux_X86_64 LibreOffice_project/350m1$Build-2</meta:generator>
    <meta:document-statistic meta:table-count="0" meta:image-count="0" meta:object-count="0" meta:page-count="5" meta:paragraph-count="135" meta:word-count="866" meta:character-count="5886" meta:non-whitespace-character-count="4958"/>
  </office:meta>
</office:document-meta>
</file>